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2" style:family="table">
      <style:table-properties style:width="28.693cm" fo:margin-left="-0.6cm" table:align="left"/>
    </style:style>
    <style:style style:name="Tabla2.A" style:family="table-column">
      <style:table-column-properties style:column-width="9.236cm"/>
    </style:style>
    <style:style style:name="Tabla2.B" style:family="table-column">
      <style:table-column-properties style:column-width="7.265cm"/>
    </style:style>
    <style:style style:name="Tabla2.C" style:family="table-column">
      <style:table-column-properties style:column-width="12.192cm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4" style:family="table">
      <style:table-properties style:width="11.998cm" table:align="margins"/>
    </style:style>
    <style:style style:name="Tabla4.A" style:family="table-column">
      <style:table-column-properties style:column-width="5.907cm" style:rel-column-width="32266*"/>
    </style:style>
    <style:style style:name="Tabla4.B" style:family="table-column">
      <style:table-column-properties style:column-width="6.091cm" style:rel-column-width="33269*"/>
    </style:style>
    <style:style style:name="Tabla4.A1" style:family="table-cell">
      <style:table-cell-properties fo:padding="0.097cm" fo:border="none"/>
    </style:style>
    <style:style style:name="Tabla1" style:family="table">
      <style:table-properties style:width="28.594cm" fo:margin-left="-0.485cm" table:align="left"/>
    </style:style>
    <style:style style:name="Tabla1.A" style:family="table-column">
      <style:table-column-properties style:column-width="9.102cm"/>
    </style:style>
    <style:style style:name="Tabla1.B" style:family="table-column">
      <style:table-column-properties style:column-width="14.878cm"/>
    </style:style>
    <style:style style:name="Tabla1.C" style:family="table-column">
      <style:table-column-properties style:column-width="1.058cm"/>
    </style:style>
    <style:style style:name="Tabla1.E" style:family="table-column">
      <style:table-column-properties style:column-width="2.498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E1" style:family="table-cell">
      <style:table-cell-properties fo:padding="0.097cm" fo:border="0.002cm solid #000000"/>
    </style:style>
    <style:style style:name="Tabla3" style:family="table">
      <style:table-properties style:width="28.594cm" fo:margin-left="-0.485cm" table:align="left"/>
    </style:style>
    <style:style style:name="Tabla3.A" style:family="table-column">
      <style:table-column-properties style:column-width="2.406cm"/>
    </style:style>
    <style:style style:name="Tabla3.B" style:family="table-column">
      <style:table-column-properties style:column-width="1.803cm"/>
    </style:style>
    <style:style style:name="Tabla3.C" style:family="table-column">
      <style:table-column-properties style:column-width="4.893cm"/>
    </style:style>
    <style:style style:name="Tabla3.D" style:family="table-column">
      <style:table-column-properties style:column-width="14.855cm"/>
    </style:style>
    <style:style style:name="Tabla3.E" style:family="table-column">
      <style:table-column-properties style:column-width="1.058cm"/>
    </style:style>
    <style:style style:name="Tabla3.G" style:family="table-column">
      <style:table-column-properties style:column-width="2.521cm"/>
    </style:style>
    <style:style style:name="Tabla3.1" style:family="table-row">
      <style:table-row-properties style:min-row-height="0.697cm"/>
    </style:style>
    <style:style style:name="Tabla3.A1" style:family="table-cell">
      <style:table-cell-properties fo:padding="0.097cm" fo:border="none"/>
    </style:style>
    <style:style style:name="P1" style:family="paragraph" style:parent-style-name="Header">
      <style:text-properties style:font-name="Arial1" fo:font-size="8pt" style:font-size-asian="8pt" style:font-size-complex="8pt"/>
    </style:style>
    <style:style style:name="P2" style:family="paragraph" style:parent-style-name="Standard">
      <style:text-properties fo:font-size="4pt" style:font-size-asian="3.5pt" style:font-size-complex="4pt"/>
    </style:style>
    <style:style style:name="P3" style:family="paragraph" style:parent-style-name="Table_20_Contents">
      <style:text-properties style:font-name="Tahoma" fo:font-size="10pt" fo:font-weight="bold" style:font-size-asian="10.5pt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ahoma" fo:font-size="10pt" fo:font-weight="bold" style:font-size-asian="10.5pt" style:font-weight-asian="bold" style:font-weight-complex="bold"/>
    </style:style>
    <style:style style:name="P5" style:family="paragraph" style:parent-style-name="Table_20_Contents">
      <style:text-properties style:font-name="Tahoma" fo:font-size="10pt" fo:font-weight="bold" style:font-size-asian="10.5pt" style:font-weight-asian="bold" style:font-size-complex="17pt" style:font-weight-complex="bold"/>
    </style:style>
    <style:style style:name="P6" style:family="paragraph" style:parent-style-name="Table_20_Contents">
      <style:text-properties style:font-name="Tahoma" fo:font-size="10pt" style:font-size-asian="10.5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.5pt" style:font-weight-asian="bold" style:font-size-complex="12pt" style:font-weight-complex="bold"/>
    </style:style>
    <style:style style:name="P10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Arial" fo:font-size="10pt" style:font-size-asian="10.5pt"/>
    </style:style>
    <style:style style:name="P13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fo:font-size="9pt" style:font-size-asian="9pt" style:font-size-complex="9pt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Table_20_Contents">
      <style:paragraph-properties fo:margin-left="1.251cm" fo:margin-right="0cm" fo:text-align="start" style:justify-single-word="false" fo:text-indent="0cm" style:auto-text-indent="false"/>
    </style:style>
    <style:style style:name="P18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10pt" style:font-size-asian="10.5pt"/>
    </style:style>
    <style:style style:name="P19" style:family="paragraph" style:parent-style-name="Text_20_body" style:master-page-name="Standard">
      <style:paragraph-properties style:page-number="auto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Arial"/>
    </style:style>
    <style:style style:name="T3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_id.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igen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trans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Serie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destino" text:name="py3o.o.destinointerior"/>
        <text:user-field-decl office:value-type="string" office:string-value="origen" text:name="py3o.o.origen"/>
        <text:user-field-decl office:value-type="string" office:string-value="alm" text:name="py3o.o.almacencarga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bultos" text:name="py3o.o.bultos"/>
        <text:user-field-decl office:value-type="string" office:string-value="envase" text:name="py3o.o.envase.name"/>
        <text:user-field-decl office:value-type="string" office:string-value="marca" text:name="py3o.o.marca.name"/>
        <text:user-field-decl office:value-type="string" office:string-value="llegada" text:name="py3o.o.fechallegada"/>
        <text:user-field-decl office:value-type="string" office:string-value="prod" text:name="py3o.o.desproducto"/>
        <text:user-field-decl office:value-type="string" office:string-value="envase" text:name="py3o.o.envase"/>
        <text:user-field-decl office:value-type="string" office:string-value="marca" text:name="py3o.o.marca"/>
        <text:user-field-decl office:value-type="string" office:string-value="nameprov" text:name="py3o.p.proveedor.name"/>
        <text:user-field-decl office:value-type="string" office:string-value="prov" text:name="py3o.o.proveedor"/>
        <text:user-field-decl office:value-type="string" office:string-value="name" text:name="py3o.o.proveedor.name"/>
        <text:user-field-decl office:value-type="string" office:string-value="Trans" text:name="py3o.object.transportista.name"/>
        <text:user-field-decl office:value-type="string" office:string-value="trans" text:name="py3o.objects.transportista.name"/>
        <text:user-field-decl office:value-type="string" office:string-value="EUR" text:name="py3o.a.paleteur"/>
        <text:user-field-decl office:value-type="string" office:string-value="GR" text:name="py3o.a.paletgr"/>
        <text:user-field-decl office:value-type="string" office:string-value="trans" text:name="py3o.a.transportista.name"/>
        <text:user-field-decl office:value-type="string" office:string-value="FechaLlegada" text:name="py3o.a.fechallegadanacional"/>
        <text:user-field-decl office:value-type="string" office:string-value="FechaFormalizado" text:name="py3o.a.fechaformalizado"/>
        <text:user-field-decl office:value-type="string" office:string-value="Matricula" text:name="py3o.a.matricula"/>
        <text:user-field-decl office:value-type="string" office:string-value="Transportista" text:name="py3o.a.viajerel.transportista.name"/>
        <text:user-field-decl office:value-type="string" office:string-value="matricula" text:name="py3o.a.viajerel.matricula"/>
        <text:user-field-decl office:value-type="string" office:string-value="partner" text:name="py3o.o.partner.name"/>
        <text:user-field-decl office:value-type="string" office:string-value="prod" text:name="py3o.o.producto"/>
        <text:user-field-decl office:value-type="string" office:string-value="FD" text:name="py3o.o.fechadescarga"/>
        <text:user-field-decl office:value-type="string" office:string-value="eur" text:name="py3o.a.totaleuro"/>
        <text:user-field-decl office:value-type="string" office:string-value="gr" text:name="py3o.a.totalgran"/>
        <text:user-field-decl office:value-type="string" office:string-value="FLL" text:name="py3o.a.fechallegadainternacional"/>
        <text:user-field-decl office:value-type="string" office:string-value="serie" text:name="py3o.o.expediente.campanya"/>
        <text:user-field-decl office:value-type="string" office:string-value="num" text:name="py3o.o.expediente.name"/>
        <text:user-field-decl office:value-type="string" office:string-value="FLL" text:name="py3o.a.viaje.fechallegadainternacional"/>
        <text:user-field-decl office:value-type="string" office:string-value="EUR" text:name="py3o.o.totaleuro"/>
        <text:user-field-decl office:value-type="string" office:string-value="GR" text:name="py3o.o.totalgrande"/>
        <text:user-field-decl office:value-type="string" office:string-value="FLLN" text:name="py3o.o.viaje.fechallegadanacional"/>
        <text:user-field-decl office:value-type="string" office:string-value="FLLI" text:name="py3o.o.viaje.fechallegadainternacional"/>
        <text:user-field-decl office:value-type="string" office:string-value="envase" text:name="py3o.o.cti.envase.name"/>
        <text:user-field-decl office:value-type="string" office:string-value="envase" text:name="py3o.o.cti.envase"/>
        <text:user-field-decl office:value-type="string" office:string-value="marca" text:name="py3o.o.cti.marca"/>
        <text:user-field-decl office:value-type="string" office:string-value="Tbultos" text:name="py3o.a.totalbultos"/>
        <text:user-field-decl office:value-type="string" office:string-value="totbut" text:name="py3o.o.totalbultos"/>
        <text:user-field-decl office:value-type="string" office:string-value="variedad" text:name="py3o.o.cti.variedad.name"/>
        <text:user-field-decl office:value-type="string" office:string-value="fechacarga" text:name="py3o.o.fechacarga"/>
        <text:user-field-decl office:value-type="string" office:string-value="FechaFormalizado" text:name="py3o.objects.fechaformalizado"/>
        <text:user-field-decl office:value-type="string" office:string-value="FechaFormalizado" text:name="py3o.a.viajerel.fechaformalizado"/>
        <text:user-field-decl office:value-type="string" office:string-value="confeccionn" text:name="py3o.o.cti.confeccion.name"/>
        <text:user-field-decl office:value-type="string" office:string-value="confeccion" text:name="py3o.o.albclin.confeccion.name"/>
        <text:user-field-decl office:value-type="string" office:string-value="ori" text:name="py3o.l.expediente_origen"/>
        <text:user-field-decl office:value-type="string" office:string-value="ori" text:name="py3o.o.expediente_origen"/>
        <text:user-field-decl office:value-type="string" office:string-value="contactochofer" text:name="py3o.a.contactochofer"/>
        <text:user-field-decl office:value-type="string" office:string-value="contactochofer" text:name="py3o.a.viajerel.contactochofer"/>
        <text:user-field-decl office:value-type="string" office:string-value="numorden" text:name="py3o.a.viajerel.name"/>
        <text:user-field-decl office:value-type="string" office:string-value="numorden" text:name="py3o.a.name"/>
        <text:user-field-decl office:value-type="string" office:string-value="prod" text:name="py3o.o.product_id.name"/>
        <text:user-field-decl office:value-type="string" office:string-value="variedad" text:name="py3o.o.variedad"/>
        <text:user-field-decl office:value-type="string" office:string-value="confeccion" text:name="py3o.o.confeccion"/>
      </text:user-field-decls>
      <text:p text:style-name="P19"><text:a xlink:type="simple" xlink:href="py3o://for=%22a%20in%20objects%22" text:style-name="Internet_20_link" text:visited-style-name="Visited_20_Internet_20_Link">for="a in objects"</text:a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P3">JOVIMER, S.L.</text:p>
            <text:p text:style-name="P3"/>
            <text:p text:style-name="P6">Pol. Ind La Pelleria Nave 11</text:p>
            <text:p text:style-name="P6">Tlf: 962890305</text:p>
            <text:p text:style-name="P6">Fax: 962890670</text:p>
            <text:p text:style-name="P5">CIF: B96674056</text:p>
          </table:table-cell>
          <table:table-cell table:style-name="Tabla2.C1" office:value-type="string">
            <text:p text:style-name="P4"/>
            <table:table table:name="Tabla4" table:style-name="Tabla4">
              <table:table-column table:style-name="Tabla4.A"/>
              <table:table-column table:style-name="Tabla4.B"/>
              <table:table-row>
                <table:table-cell table:style-name="Tabla4.A1" office:value-type="string">
                  <text:p text:style-name="P13"><text:span text:style-name="T2">Orden de Carga</text:span> </text:p>
                </table:table-cell>
                <table:table-cell table:style-name="Tabla4.A1" office:value-type="string">
                  <text:p text:style-name="P14"><text:user-field-get text:name="py3o.a.name">numorden</text:user-field-get></text:p>
                </table:table-cell>
              </table:table-row>
              <table:table-row>
                <table:table-cell table:style-name="Tabla4.A1" office:value-type="string">
                  <text:p text:style-name="P17">Fecha Formalizado</text:p>
                </table:table-cell>
                <table:table-cell table:style-name="Tabla4.A1" office:value-type="string">
                  <text:p text:style-name="P9"><text:user-field-get text:name="py3o.a.fechaformalizado">FechaFormalizado</text:user-field-get></text:p>
                </table:table-cell>
              </table:table-row>
              <table:table-row>
                <table:table-cell table:style-name="Tabla4.A1" office:value-type="string">
                  <text:p text:style-name="P17">Transportista</text:p>
                </table:table-cell>
                <table:table-cell table:style-name="Tabla4.A1" office:value-type="string">
                  <text:p text:style-name="P8"><text:user-field-get text:name="py3o.a.transportista.name">trans</text:user-field-get></text:p>
                </table:table-cell>
              </table:table-row>
              <table:table-row>
                <table:table-cell table:style-name="Tabla4.A1" office:value-type="string">
                  <text:p text:style-name="P18">Contacto Chófer</text:p>
                </table:table-cell>
                <table:table-cell table:style-name="Tabla4.A1" office:value-type="string">
                  <text:p text:style-name="P8"><text:user-field-get text:name="py3o.a.contactochofer">contactochofer</text:user-field-get></text:p>
                </table:table-cell>
              </table:table-row>
              <table:table-row>
                <table:table-cell table:style-name="Tabla4.A1" office:value-type="string">
                  <text:p text:style-name="P18">Matricula</text:p>
                </table:table-cell>
                <table:table-cell table:style-name="Tabla4.A1" office:value-type="string">
                  <text:p text:style-name="P8"><text:user-field-get text:name="py3o.a.matricula">Matricula</text:user-field-get></text:p>
                </table:table-cell>
              </table:table-row>
            </table:table>
            <text:p text:style-name="P7"/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>
          <table:table-cell table:style-name="Tabla1.A1" office:value-type="string">
            <text:p text:style-name="Table_20_Contents">Proveedor</text:p>
          </table:table-cell>
          <table:table-cell table:style-name="Tabla1.A1" office:value-type="string">
            <text:p text:style-name="Table_20_Contents">Producto</text:p>
          </table:table-cell>
          <table:table-cell table:style-name="Tabla1.A1" office:value-type="string">
            <text:p text:style-name="Table_20_Contents">Eur</text:p>
          </table:table-cell>
          <table:table-cell table:style-name="Tabla1.A1" office:value-type="string">
            <text:p text:style-name="Table_20_Contents">Gr</text:p>
          </table:table-cell>
          <table:table-cell table:style-name="Tabla1.E1" office:value-type="string">
            <text:p text:style-name="P12">Total Bultos</text:p>
          </table:table-cell>
        </table:table-row>
      </table:table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 table:number-columns-repeated="2"/>
        <table:table-column table:style-name="Tabla3.G"/>
        <table:table-row table:style-name="Tabla3.1">
          <table:table-cell table:style-name="Tabla3.A1" table:number-columns-spanned="7" office:value-type="string">
            <text:p text:style-name="Table_20_Contents"><text:a xlink:type="simple" xlink:href="py3o://for=%22o%20in%20a.move_ids%22" text:style-name="Internet_20_link" text:visited-style-name="Visited_20_Internet_20_Link">for="o in a.move_ids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" table:number-columns-spanned="3" office:value-type="string">
            <text:p text:style-name="P15"/>
          </table:table-cell>
          <table:covered-table-cell/>
          <table:covered-table-cell/>
          <table:table-cell table:style-name="Tabla3.A1" office:value-type="string">
            <text:p text:style-name="Table_20_Contents"><text:user-field-get text:name="py3o.o.product_id.name">prod</text:user-field-get> <text:user-field-get text:name="py3o.o.variedad">variedad</text:user-field-get> [ <text:user-field-get text:name="py3o.o.confeccion">confeccion</text:user-field-get> ]</text:p>
          </table:table-cell>
          <table:table-cell table:style-name="Tabla3.A1" office:value-type="string">
            <text:p text:style-name="P15"><text:user-field-get text:name="py3o.o.paleteur">EUR</text:user-field-get></text:p>
          </table:table-cell>
          <table:table-cell table:style-name="Tabla3.A1" office:value-type="string">
            <text:p text:style-name="P15"><text:user-field-get text:name="py3o.o.paletgr">GR</text:user-field-get></text:p>
          </table:table-cell>
          <table:table-cell table:style-name="Tabla3.A1" office:value-type="string">
            <text:p text:style-name="P15"><text:user-field-get text:name="py3o.o.totalbultos">totbut</text:user-field-get></text:p>
          </table:table-cell>
        </table:table-row>
        <table:table-row>
          <table:table-cell table:style-name="Tabla3.A1" office:value-type="string">
            <text:p text:style-name="Table_20_Contents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</table:table-row>
        <table:table-row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1">Total</text:p>
          </table:table-cell>
          <table:table-cell table:style-name="Tabla3.A1" office:value-type="string">
            <text:p text:style-name="P10"><text:user-field-get text:name="py3o.a.paleteur">EUR</text:user-field-get></text:p>
          </table:table-cell>
          <table:table-cell table:style-name="Tabla3.A1" office:value-type="string">
            <text:p text:style-name="P10"><text:user-field-get text:name="py3o.a.paletgr">GR</text:user-field-get></text:p>
          </table:table-cell>
          <table:table-cell table:style-name="Tabla3.A1" office:value-type="string">
            <text:p text:style-name="P10"/>
          </table:table-cell>
        </table:table-row>
        <table:table-row>
          <table:table-cell table:style-name="Tabla3.A1" table:number-columns-spanned="7" office:value-type="string">
            <text:p text:style-name="P8"><text:span text:style-name="T4">(*) Bio Product: </text:span><text:span text:style-name="T3">controled by ES-ECO-20-C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16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cm" fo:line-height="100%" style:page-number="auto"/>
      <style:text-properties style:font-name="Arial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cm" fo:margin-bottom="0cm" fo:text-align="start" style:justify-single-word="false" fo:text-indent="0cm" style:auto-text-indent="false"/>
      <style:text-properties style:font-name="Arial2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size="10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size="7pt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97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903cm"/>
    </style:style>
    <style:style style:name="Tabla6.A1" style:family="table-cell">
      <style:table-cell-properties fo:padding="0cm" fo:border="none"/>
    </style:style>
    <style:style style:name="MP1" style:family="paragraph" style:parent-style-name="Header">
      <style:text-properties style:font-name="Arial1" fo:font-size="8pt" style:font-size-asian="8pt" style:font-size-complex="8pt"/>
    </style:style>
    <style:style style:name="MP2" style:family="paragraph" style:parent-style-name="Standard">
      <style:text-properties fo:font-size="4pt" style:font-size-asian="3.5pt" style:font-size-complex="4pt"/>
    </style:style>
    <style:page-layout style:name="Mpm1">
      <style:page-layout-properties fo:page-width="29.7cm" fo:page-height="21.001cm" style:num-format="1" style:print-orientation="landscape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>
          <style:background-image/>
        </style:header-footer-properties>
      </style:header-style>
      <style:footer-style>
        <style:header-footer-properties fo:min-height="0.699cm" fo:margin-left="0cm" fo:margin-right="0cm" fo:margin-top="0.1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Table_20_Contents"/>
            </table:table-cell>
            <table:table-cell table:style-name="Tabla6.A1" office:value-type="string">
              <text:p text:style-name="MP1"/>
            </table:table-cell>
          </table:table-row>
        </table:table>
        <text:p text:style-name="MP2"/>
      </style:header>
      <style:footer>
        <text:p text:style-name="Footer"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7T11:40:33.232000000</meta:creation-date>
    <meta:editing-duration>PT16H53M57S</meta:editing-duration>
    <meta:editing-cycles>132</meta:editing-cycles>
    <meta:generator>OpenOffice/4.1.11$Win32 OpenOffice.org_project/4111m1$Build-9808</meta:generator>
    <dc:date>2022-03-17T17:33:22.47</dc:date>
    <dc:creator>Daniers Colorado</dc:creator>
    <meta:document-statistic meta:table-count="5" meta:image-count="0" meta:object-count="0" meta:page-count="2" meta:paragraph-count="33" meta:word-count="63" meta:character-count="386"/>
  </office:meta>
</office:document-meta>
</file>